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fo:color="#000000" style:text-position="33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fo:color="#000000" style:text-outline="false" fo:font-style="normal" style:text-line-through-type="none" style:text-underline-style="none" style:text-underline-color="font-color" fo:font-weight="bold" fo:font-size="11pt" fo:text-shadow="none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svg:width="16.766cm" svg:height="7.968cm" svg:x="3.55cm" svg:y="25.358c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0:00:43.666387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6M21S</meta:editing-duration>
    <meta:editing-cycles>7</meta:editing-cycles>
    <meta:generator>LibreOffice/4.2.7.2$Linux_X86_64 LibreOffice_project/420m0$Build-2</meta:generator>
    <dc:date>2015-03-02T20:04:01.549439551</dc:date>
    <dc:creator>Daniel Lobato</dc:creator>
    <meta:document-statistic meta:table-count="1" meta:cell-count="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07cm" svg:width="15.986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24cm" svg:width="13.67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53cm" svg:width="14.23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5cm" svg:width="16.767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